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1341679" text:style-name="L1">
        <text:list-header>
          <text:p text:style-name="P1"/>
        </text:list-header>
        <text:list-item>
          <text:p text:style-name="P1">Guardar las variables nombre, edad, altura y casado y mostrarlas en la página web con saltos de línea.</text:p>
        </text:list-item>
        <text:list-item>
          <text:p text:style-name="P1">Introduce tu nombre y edad por caja de texto y muestra en la página web el siguiente mensaje: “Hola nombre, así que tienes xx años”</text:p>
        </text:list-item>
        <text:list-item>
          <text:p text:style-name="P1">Introduce dos números mediante caja de texto y muestra en pantalla la suma y la multiplicación de ambos.</text:p>
        </text:list-item>
        <text:list-item>
          <text:p text:style-name="P1">Introduce un nombre y una nota mediante caja de texto. Si la nota es mayor que 4, se debe mostrar el texto “nombre está aprobado con un xx”</text:p>
        </text:list-item>
        <text:list-item>
          <text:p text:style-name="P1">Introduce 2 números y muestra un texto por pantalla que diga cual es el mayor.</text:p>
        </text:list-item>
        <text:list-item>
          <text:p text:style-name="P1">Introduce 3 números y muestra un texto por pantalla que diga cual es el mayor.</text:p>
          <text:p text:style-name="P1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06T01:07:01.35</meta:creation-date>
    <dc:date>2010-10-06T01:21:39.68</dc:date>
    <meta:editing-duration>PT00H14M3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1" meta:paragraph-count="7" meta:word-count="127" meta:character-count="645"/>
  </office:meta>
</office:document-meta>
</file>